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4pt" svg:height="255.26pt" svg:x="797.41pt" svg:y="150.58pt">
            <loext:p draw:notify-on-update-of-ranges="test.AT2:test.AT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4" table:default-cell-style-name="ce1"/>
        <table:table-column table:style-name="co2" table:number-columns-repeated="2" table:default-cell-style-name="Default"/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:.AQ2])" office:value-type="float" office:value="3.11904761904762" calcext:value-type="float">
            <text:p>3.119047619</text:p>
          </table:table-cell>
          <table:table-cell table:formula="of:=[.AS2]/MAX([.$AS$2:.$AS$43])" office:value-type="float" office:value="0.793939393939394" calcext:value-type="float">
            <text:p>0.7939393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3:.AQ3])" office:value-type="float" office:value="3.64285714285714" calcext:value-type="float">
            <text:p>3.6428571429</text:p>
          </table:table-cell>
          <table:table-cell table:formula="of:=[.AS3]/MAX([.$AS$2:.$AS$43])" office:value-type="float" office:value="0.927272727272727" calcext:value-type="float">
            <text:p>0.927272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4:.AQ4])" office:value-type="float" office:value="3.69047619047619" calcext:value-type="float">
            <text:p>3.6904761905</text:p>
          </table:table-cell>
          <table:table-cell table:formula="of:=[.AS4]/MAX([.$AS$2:.$AS$43])" office:value-type="float" office:value="0.939393939393939" calcext:value-type="float">
            <text:p>0.9393939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5:.AQ5])" office:value-type="float" office:value="3.76190476190476" calcext:value-type="float">
            <text:p>3.7619047619</text:p>
          </table:table-cell>
          <table:table-cell table:formula="of:=[.AS5]/MAX([.$AS$2:.$AS$43])" office:value-type="float" office:value="0.957575757575758" calcext:value-type="float">
            <text:p>0.9575757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6:.AQ6])" office:value-type="float" office:value="3.92857142857143" calcext:value-type="float">
            <text:p>3.9285714286</text:p>
          </table:table-cell>
          <table:table-cell table:formula="of:=[.AS6]/MAX([.$AS$2:.$AS$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7:.AQ7])" office:value-type="float" office:value="3.71428571428571" calcext:value-type="float">
            <text:p>3.7142857143</text:p>
          </table:table-cell>
          <table:table-cell table:formula="of:=[.AS7]/MAX([.$AS$2:.$AS$43])" office:value-type="float" office:value="0.945454545454546" calcext:value-type="float">
            <text:p>0.945454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8:.AQ8])" office:value-type="float" office:value="3.4047619047619" calcext:value-type="float">
            <text:p>3.4047619048</text:p>
          </table:table-cell>
          <table:table-cell table:formula="of:=[.AS8]/MAX([.$AS$2:.$AS$43])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9:.AQ9])" office:value-type="float" office:value="3.21428571428571" calcext:value-type="float">
            <text:p>3.2142857143</text:p>
          </table:table-cell>
          <table:table-cell table:formula="of:=[.AS9]/MAX([.$AS$2:.$AS$43])"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10:.AQ10])" office:value-type="float" office:value="3.14285714285714" calcext:value-type="float">
            <text:p>3.1428571429</text:p>
          </table:table-cell>
          <table:table-cell table:formula="of:=[.AS10]/MAX([.$AS$2:.$AS$43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11:.AQ11])" office:value-type="float" office:value="3" calcext:value-type="float">
            <text:p>3</text:p>
          </table:table-cell>
          <table:table-cell table:formula="of:=[.AS11]/MAX([.$AS$2:.$AS$43])" office:value-type="float" office:value="0.763636363636364" calcext:value-type="float">
            <text:p>0.7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12:.AQ12])" office:value-type="float" office:value="3.16666666666667" calcext:value-type="float">
            <text:p>3.1666666667</text:p>
          </table:table-cell>
          <table:table-cell table:formula="of:=[.AS12]/MAX([.$AS$2:.$AS$43])" office:value-type="float" office:value="0.806060606060606" calcext:value-type="float">
            <text:p>0.8060606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13:.AQ13])" office:value-type="float" office:value="3.07142857142857" calcext:value-type="float">
            <text:p>3.0714285714</text:p>
          </table:table-cell>
          <table:table-cell table:formula="of:=[.AS13]/MAX([.$AS$2:.$AS$43])" office:value-type="float" office:value="0.781818181818182" calcext:value-type="float">
            <text:p>0.7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14:.AQ14])" office:value-type="float" office:value="2.97619047619048" calcext:value-type="float">
            <text:p>2.9761904762</text:p>
          </table:table-cell>
          <table:table-cell table:formula="of:=[.AS14]/MAX([.$AS$2:.$AS$43])" office:value-type="float" office:value="0.757575757575758" calcext:value-type="float">
            <text:p>0.7575757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15:.AQ15])" office:value-type="float" office:value="3" calcext:value-type="float">
            <text:p>3</text:p>
          </table:table-cell>
          <table:table-cell table:formula="of:=[.AS15]/MAX([.$AS$2:.$AS$43])" office:value-type="float" office:value="0.763636363636364" calcext:value-type="float">
            <text:p>0.7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6:.AQ16])" office:value-type="float" office:value="2.54761904761905" calcext:value-type="float">
            <text:p>2.5476190476</text:p>
          </table:table-cell>
          <table:table-cell table:formula="of:=[.AS16]/MAX([.$AS$2:.$AS$43])" office:value-type="float" office:value="0.648484848484848" calcext:value-type="float">
            <text:p>0.6484848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7:.AQ17])" office:value-type="float" office:value="2.28571428571429" calcext:value-type="float">
            <text:p>2.2857142857</text:p>
          </table:table-cell>
          <table:table-cell table:formula="of:=[.AS17]/MAX([.$AS$2:.$AS$43])" office:value-type="float" office:value="0.581818181818182" calcext:value-type="float">
            <text:p>0.5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18:.AQ18])" office:value-type="float" office:value="2.02380952380952" calcext:value-type="float">
            <text:p>2.0238095238</text:p>
          </table:table-cell>
          <table:table-cell table:formula="of:=[.AS18]/MAX([.$AS$2:.$AS$43])" office:value-type="float" office:value="0.515151515151515" calcext:value-type="float">
            <text:p>0.515151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9:.AQ19])" office:value-type="float" office:value="2.30952380952381" calcext:value-type="float">
            <text:p>2.3095238095</text:p>
          </table:table-cell>
          <table:table-cell table:formula="of:=[.AS19]/MAX([.$AS$2:.$AS$43])" office:value-type="float" office:value="0.587878787878788" calcext:value-type="float">
            <text:p>0.5878787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20:.AQ20])" office:value-type="float" office:value="2.33333333333333" calcext:value-type="float">
            <text:p>2.3333333333</text:p>
          </table:table-cell>
          <table:table-cell table:formula="of:=[.AS20]/MAX([.$AS$2:.$AS$43])" office:value-type="float" office:value="0.593939393939394" calcext:value-type="float">
            <text:p>0.5939393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21:.AQ21])" office:value-type="float" office:value="2.61904761904762" calcext:value-type="float">
            <text:p>2.619047619</text:p>
          </table:table-cell>
          <table:table-cell table:formula="of:=[.AS21]/MAX([.$AS$2:.$AS$43]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22:.AQ22])" office:value-type="float" office:value="2.33333333333333" calcext:value-type="float">
            <text:p>2.3333333333</text:p>
          </table:table-cell>
          <table:table-cell table:formula="of:=[.AS22]/MAX([.$AS$2:.$AS$43])" office:value-type="float" office:value="0.593939393939394" calcext:value-type="float">
            <text:p>0.5939393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23:.AQ23])" office:value-type="float" office:value="2.45238095238095" calcext:value-type="float">
            <text:p>2.4523809524</text:p>
          </table:table-cell>
          <table:table-cell table:formula="of:=[.AS23]/MAX([.$AS$2:.$AS$43])" office:value-type="float" office:value="0.624242424242424" calcext:value-type="float">
            <text:p>0.6242424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4:.AQ24])" office:value-type="float" office:value="2.4047619047619" calcext:value-type="float">
            <text:p>2.4047619048</text:p>
          </table:table-cell>
          <table:table-cell table:formula="of:=[.AS24]/MAX([.$AS$2:.$AS$43])" office:value-type="float" office:value="0.612121212121212" calcext:value-type="float">
            <text:p>0.6121212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5:.AQ25])" office:value-type="float" office:value="2.71428571428571" calcext:value-type="float">
            <text:p>2.7142857143</text:p>
          </table:table-cell>
          <table:table-cell table:formula="of:=[.AS25]/MAX([.$AS$2:.$AS$43])" office:value-type="float" office:value="0.690909090909091" calcext:value-type="float">
            <text:p>0.6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6:.AQ26])" office:value-type="float" office:value="2.95238095238095" calcext:value-type="float">
            <text:p>2.9523809524</text:p>
          </table:table-cell>
          <table:table-cell table:formula="of:=[.AS26]/MAX([.$AS$2:.$AS$43])" office:value-type="float" office:value="0.751515151515152" calcext:value-type="float">
            <text:p>0.7515151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27:.AQ27])" office:value-type="float" office:value="2.9047619047619" calcext:value-type="float">
            <text:p>2.9047619048</text:p>
          </table:table-cell>
          <table:table-cell table:formula="of:=[.AS27]/MAX([.$AS$2:.$AS$43])" office:value-type="float" office:value="0.739393939393939" calcext:value-type="float">
            <text:p>0.7393939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8:.AQ28])" office:value-type="float" office:value="2.80952380952381" calcext:value-type="float">
            <text:p>2.8095238095</text:p>
          </table:table-cell>
          <table:table-cell table:formula="of:=[.AS28]/MAX([.$AS$2:.$AS$43])" office:value-type="float" office:value="0.715151515151515" calcext:value-type="float">
            <text:p>0.715151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9:.AQ29])" office:value-type="float" office:value="2.61904761904762" calcext:value-type="float">
            <text:p>2.619047619</text:p>
          </table:table-cell>
          <table:table-cell table:formula="of:=[.AS29]/MAX([.$AS$2:.$AS$43]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0:.AQ30])" office:value-type="float" office:value="2.57142857142857" calcext:value-type="float">
            <text:p>2.5714285714</text:p>
          </table:table-cell>
          <table:table-cell table:formula="of:=[.AS30]/MAX([.$AS$2:.$AS$43])" office:value-type="float" office:value="0.654545454545455" calcext:value-type="float">
            <text:p>0.6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31:.AQ31])" office:value-type="float" office:value="2.71428571428571" calcext:value-type="float">
            <text:p>2.7142857143</text:p>
          </table:table-cell>
          <table:table-cell table:formula="of:=[.AS31]/MAX([.$AS$2:.$AS$43])" office:value-type="float" office:value="0.690909090909091" calcext:value-type="float">
            <text:p>0.6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2:.AQ32])" office:value-type="float" office:value="2.69047619047619" calcext:value-type="float">
            <text:p>2.6904761905</text:p>
          </table:table-cell>
          <table:table-cell table:formula="of:=[.AS32]/MAX([.$AS$2:.$AS$43])" office:value-type="float" office:value="0.684848484848485" calcext:value-type="float">
            <text:p>0.6848484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3:.AQ33])" office:value-type="float" office:value="2.4047619047619" calcext:value-type="float">
            <text:p>2.4047619048</text:p>
          </table:table-cell>
          <table:table-cell table:formula="of:=[.AS33]/MAX([.$AS$2:.$AS$43])" office:value-type="float" office:value="0.612121212121212" calcext:value-type="float">
            <text:p>0.6121212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B34:.AQ34])" office:value-type="float" office:value="2.30952380952381" calcext:value-type="float">
            <text:p>2.3095238095</text:p>
          </table:table-cell>
          <table:table-cell table:formula="of:=[.AS34]/MAX([.$AS$2:.$AS$43])" office:value-type="float" office:value="0.587878787878788" calcext:value-type="float">
            <text:p>0.5878787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35:.AQ35])" office:value-type="float" office:value="2.42857142857143" calcext:value-type="float">
            <text:p>2.4285714286</text:p>
          </table:table-cell>
          <table:table-cell table:formula="of:=[.AS35]/MAX([.$AS$2:.$AS$43])" office:value-type="float" office:value="0.618181818181818" calcext:value-type="float">
            <text:p>0.6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AVERAGE([.B36:.AQ36])" office:value-type="float" office:value="2.04761904761905" calcext:value-type="float">
            <text:p>2.0476190476</text:p>
          </table:table-cell>
          <table:table-cell table:formula="of:=[.AS36]/MAX([.$AS$2:.$AS$43])" office:value-type="float" office:value="0.521212121212121" calcext:value-type="float">
            <text:p>0.5212121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([.B37:.AQ37])" office:value-type="float" office:value="1.66666666666667" calcext:value-type="float">
            <text:p>1.6666666667</text:p>
          </table:table-cell>
          <table:table-cell table:formula="of:=[.AS37]/MAX([.$AS$2:.$AS$43])" office:value-type="float" office:value="0.424242424242424" calcext:value-type="float">
            <text:p>0.4242424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([.B38:.AQ38])" office:value-type="float" office:value="1.66666666666667" calcext:value-type="float">
            <text:p>1.6666666667</text:p>
          </table:table-cell>
          <table:table-cell table:formula="of:=[.AS38]/MAX([.$AS$2:.$AS$43])" office:value-type="float" office:value="0.424242424242424" calcext:value-type="float">
            <text:p>0.4242424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([.B39:.AQ39])" office:value-type="float" office:value="1.64285714285714" calcext:value-type="float">
            <text:p>1.6428571429</text:p>
          </table:table-cell>
          <table:table-cell table:formula="of:=[.AS39]/MAX([.$AS$2:.$AS$43])" office:value-type="float" office:value="0.418181818181818" calcext:value-type="float">
            <text:p>0.4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AVERAGE([.B40:.AQ40])" office:value-type="float" office:value="1.80952380952381" calcext:value-type="float">
            <text:p>1.8095238095</text:p>
          </table:table-cell>
          <table:table-cell table:formula="of:=[.AS40]/MAX([.$AS$2:.$AS$43])" office:value-type="float" office:value="0.460606060606061" calcext:value-type="float">
            <text:p>0.4606060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AVERAGE([.B41:.AQ41])" office:value-type="float" office:value="1.88095238095238" calcext:value-type="float">
            <text:p>1.880952381</text:p>
          </table:table-cell>
          <table:table-cell table:formula="of:=[.AS41]/MAX([.$AS$2:.$AS$43])" office:value-type="float" office:value="0.478787878787879" calcext:value-type="float">
            <text:p>0.4787878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AVERAGE([.B42:.AQ42])" office:value-type="float" office:value="1.80952380952381" calcext:value-type="float">
            <text:p>1.8095238095</text:p>
          </table:table-cell>
          <table:table-cell table:formula="of:=[.AS42]/MAX([.$AS$2:.$AS$43])" office:value-type="float" office:value="0.460606060606061" calcext:value-type="float">
            <text:p>0.4606060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AVERAGE([.B43:.AQ43])" office:value-type="float" office:value="1.5" calcext:value-type="float">
            <text:p>1.5</text:p>
          </table:table-cell>
          <table:table-cell table:formula="of:=[.AS43]/MAX([.$AS$2:.$AS$43])" office:value-type="float" office:value="0.381818181818182" calcext:value-type="float">
            <text:p>0.3818181818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test.A1:test.AR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5:16:04.417811978</dc:date>
    <meta:editing-duration>PT3M34S</meta:editing-duration>
    <meta:editing-cycles>1</meta:editing-cycles>
    <meta:document-statistic meta:table-count="1" meta:cell-count="20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2.99cm" svg:y="4.204cm" style:legend-expansion="high" chart:style-name="ch2"/>
        <chart:plot-area chart:style-name="ch3" table:cell-range-address="test.AT2:test.AT43" svg:x="0.32cm" svg:y="0.18cm" svg:width="12.35cm" svg:height="8.646cm">
          <chartooo:coordinate-region svg:x="1.047cm" svg:y="0.38cm" svg:width="11.43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T2:test.AT43" chart:class="chart:scatte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3939393939394">
                <text:p>0.793939393939394</text:p>
                <draw:g>
                  <svg:desc>test.AT2:test.AT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7272727272727">
                <text:p>0.9272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7575757575758">
                <text:p>0.957575757575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5454545454546">
                <text:p>0.945454545454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3636363636364">
                <text:p>0.763636363636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6060606060606">
                <text:p>0.80606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1818181818182">
                <text:p>0.78181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3636363636364">
                <text:p>0.763636363636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8484848484848">
                <text:p>0.648484848484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1818181818182">
                <text:p>0.581818181818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7878787878788">
                <text:p>0.587878787878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3939393939394">
                <text:p>0.593939393939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3939393939394">
                <text:p>0.593939393939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4242424242424">
                <text:p>0.624242424242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2121212121212">
                <text:p>0.61212121212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0909090909091">
                <text:p>0.690909090909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1515151515152">
                <text:p>0.751515151515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39393939393939">
                <text:p>0.739393939393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5151515151515">
                <text:p>0.715151515151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4545454545455">
                <text:p>0.654545454545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0909090909091">
                <text:p>0.69090909090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4848484848485">
                <text:p>0.684848484848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2121212121212">
                <text:p>0.612121212121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7878787878788">
                <text:p>0.587878787878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8181818181818">
                <text:p>0.618181818181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1212121212121">
                <text:p>0.521212121212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8181818181818">
                <text:p>0.418181818181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0606060606061">
                <text:p>0.460606060606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8787878787879">
                <text:p>0.478787878787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0606060606061">
                <text:p>0.460606060606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1818181818182">
                <text:p>0.38181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